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25-03-10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24-03-06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23-03-06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22-03-01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21-03-23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20-05-26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19-08-15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19-06-11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19-04-26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19-02-11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18-09-13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18-08-13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18-06-19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18-05-22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18-03-26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18-01-30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17-09-14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17-08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17-06-14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17-05-08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17-03-31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17-03-01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16-09-08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16-08-11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16-06-15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16-05-04 2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16-03-10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16-01-29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15-09-22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15-08-19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15-06-24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15-05-28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15-03-11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15-01-23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14-03-04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14-01-30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13-09-24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13-08-15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13-05-02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13-03-0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12-09-05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12-06-06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12-05-02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12-03-01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12-01-05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11-09-16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11-06-01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11-03-10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11-01-07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10-09-14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10-06-02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10-05-04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10-03-04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10-01-29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10-01-07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09-09-09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09-08-19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09-03-23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0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08-09-03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08-08-06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08-05-07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08-03-12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08-01-15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07-09-06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07-08-09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07-05-09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07-03-09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07-01-11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06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06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06-06-09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06-05-12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0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06-01-13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05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0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05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05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0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04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04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0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04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04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04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03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03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03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03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03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03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0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02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0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02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02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02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02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0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0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01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0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01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01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01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01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01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01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00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00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00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00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00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00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2000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99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99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99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99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99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99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99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98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98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9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98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98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9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98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9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97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9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97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97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9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97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97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96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96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9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96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9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96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9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96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96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9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95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9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9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9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95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9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95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95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94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94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94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9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9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94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9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9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93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93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93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93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93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92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92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92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92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92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92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92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91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91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91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91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88-01-11 2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87-01-20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85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84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82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81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80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79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78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77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75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73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69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6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6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400105323402</text:p>
          </table:table-cell>
          <table:table-cell office:value-type="string" calcext:value-type="string">
            <text:p>CC03007327BAB2</text:p>
          </table:table-cell>
          <table:table-cell office:value-type="string" calcext:value-type="string">
            <text:p>1968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18" meta:object-count="0"/>
    <meta:user-defined meta:name="AppVersion">3.0</meta:user-defined>
  </office:meta>
</office:document-meta>
</file>